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1.0625in"/>
    </style:style>
    <style:style style:name="Table3.C" style:family="table-column">
      <style:table-column-properties style:column-width="2.0625in"/>
    </style:style>
    <style:style style:name="Table3.D" style:family="table-column">
      <style:table-column-properties style:column-width="1.3125in"/>
    </style:style>
    <style:style style:name="Table3.E" style:family="table-column">
      <style:table-column-properties style:column-width="1.322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0625in"/>
    </style:style>
    <style:style style:name="Table4.B" style:family="table-column">
      <style:table-column-properties style:column-width="1.375in"/>
    </style:style>
    <style:style style:name="Table4.C" style:family="table-column">
      <style:table-column-properties style:column-width="4.260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4"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5"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6"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8"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39"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0"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1"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3"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4"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5"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48"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49"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0"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1"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2"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3"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4"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5"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6"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7"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58"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9"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0"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1"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2"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3"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4"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5"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6"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7"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68"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69"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0"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1"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2"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3"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4"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5"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6"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7"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7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79"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0"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1"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2"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3"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8"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89"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90"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1"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2"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3"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4"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5"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6"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7"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8"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9"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0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1"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2"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3"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4"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5"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6" style:family="paragraph" style:parent-style-name="Table_20_Contents">
      <style:text-properties style:font-name="Arial" fo:font-size="11pt" officeooo:rsid="01c8c4c1" officeooo:paragraph-rsid="01c8c4c1" style:font-size-asian="9.60000038146973pt" style:font-size-complex="11pt"/>
    </style:style>
    <style:style style:name="P117" style:family="paragraph" style:parent-style-name="Table_20_Contents">
      <style:text-properties style:font-name="Arial" fo:font-size="11pt" officeooo:rsid="01ca2696" officeooo:paragraph-rsid="01ca2696" style:font-size-asian="9.60000038146973pt" style:font-size-complex="11pt"/>
    </style:style>
    <style:style style:name="P118" style:family="paragraph" style:parent-style-name="Table_20_Contents">
      <style:text-properties style:font-name="Arial" fo:font-size="11pt" officeooo:rsid="01cb9e3d" officeooo:paragraph-rsid="01cb9e3d" style:font-size-asian="9.60000038146973pt" style:font-size-complex="11pt"/>
    </style:style>
    <style:style style:name="P119" style:family="paragraph" style:parent-style-name="Table_20_Contents">
      <style:text-properties style:font-name="Arial" fo:font-size="11pt" officeooo:rsid="01cc6136" officeooo:paragraph-rsid="01cc6136" style:font-size-asian="9.60000038146973pt" style:font-size-complex="11pt"/>
    </style:style>
    <style:style style:name="P120" style:family="paragraph" style:parent-style-name="Table_20_Contents">
      <style:text-properties style:font-name="Arial" fo:font-size="11pt" officeooo:rsid="01ce6738" officeooo:paragraph-rsid="01ce6738" style:font-size-asian="9.60000038146973pt" style:font-size-complex="11pt"/>
    </style:style>
    <style:style style:name="P121"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2"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3"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4"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5"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126"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7"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28"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9"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0"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1"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2"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3"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34"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35" style:family="paragraph" style:parent-style-name="Standard">
      <style:paragraph-properties fo:line-height="150%"/>
      <style:text-properties style:font-name="Arial" fo:font-size="11pt" officeooo:rsid="0031ce3a" officeooo:paragraph-rsid="024a2d97" style:font-size-asian="9.60000038146973pt" style:font-size-complex="11pt"/>
    </style:style>
    <style:style style:name="P13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37"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38"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139"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40"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141"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142"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143"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4" style:family="paragraph" style:parent-style-name="Footer">
      <style:text-properties officeooo:rsid="023e615d" officeooo:paragraph-rsid="023e615d"/>
    </style:style>
    <style:style style:name="P145" style:family="paragraph" style:parent-style-name="Table_20_Contents">
      <style:text-properties style:font-name="Arial" fo:font-size="11pt" style:font-size-asian="9.60000038146973pt" style:font-size-complex="11pt"/>
    </style:style>
    <style:style style:name="P146" style:family="paragraph" style:parent-style-name="Table_20_Contents">
      <style:text-properties style:font-name="Arial" fo:font-size="11pt" officeooo:rsid="0234f248" officeooo:paragraph-rsid="0234f248" style:font-size-asian="9.60000038146973pt" style:font-size-complex="11pt"/>
    </style:style>
    <style:style style:name="P147" style:family="paragraph" style:parent-style-name="Table_20_Contents">
      <style:text-properties style:font-name="Arial" fo:font-size="11pt" officeooo:rsid="02359322" officeooo:paragraph-rsid="02359322" style:font-size-asian="9.60000038146973pt" style:font-size-complex="11pt"/>
    </style:style>
    <style:style style:name="P148" style:family="paragraph" style:parent-style-name="Table_20_Contents">
      <style:text-properties officeooo:rsid="024d6a90" officeooo:paragraph-rsid="024d6a90"/>
    </style:style>
    <style:style style:name="P149" style:family="paragraph" style:parent-style-name="Table_20_Contents">
      <style:text-properties officeooo:rsid="02506935" officeooo:paragraph-rsid="02506935"/>
    </style:style>
    <style:style style:name="P150" style:family="paragraph" style:parent-style-name="Table_20_Contents">
      <style:text-properties officeooo:rsid="0251158d" officeooo:paragraph-rsid="0251158d"/>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dc4ce"/>
    </style:style>
    <style:style style:name="T66" style:family="text">
      <style:text-properties officeooo:rsid="0095506b"/>
    </style:style>
    <style:style style:name="T67" style:family="text">
      <style:text-properties officeooo:rsid="00963caa"/>
    </style:style>
    <style:style style:name="T68" style:family="text">
      <style:text-properties officeooo:rsid="00995a95"/>
    </style:style>
    <style:style style:name="T69" style:family="text">
      <style:text-properties officeooo:rsid="0099aac9"/>
    </style:style>
    <style:style style:name="T70" style:family="text">
      <style:text-properties officeooo:rsid="00a7dfe1"/>
    </style:style>
    <style:style style:name="T71" style:family="text">
      <style:text-properties officeooo:rsid="00a8b7cb"/>
    </style:style>
    <style:style style:name="T72" style:family="text">
      <style:text-properties officeooo:rsid="00aa4464"/>
    </style:style>
    <style:style style:name="T73" style:family="text">
      <style:text-properties officeooo:rsid="00b62b61"/>
    </style:style>
    <style:style style:name="T74" style:family="text">
      <style:text-properties officeooo:rsid="00b8173f"/>
    </style:style>
    <style:style style:name="T75" style:family="text">
      <style:text-properties officeooo:rsid="00cbdeec"/>
    </style:style>
    <style:style style:name="T76" style:family="text">
      <style:text-properties officeooo:rsid="00e8018e"/>
    </style:style>
    <style:style style:name="T77" style:family="text">
      <style:text-properties officeooo:rsid="00e9b76e"/>
    </style:style>
    <style:style style:name="T78" style:family="text">
      <style:text-properties officeooo:rsid="00eb83b3"/>
    </style:style>
    <style:style style:name="T79" style:family="text">
      <style:text-properties officeooo:rsid="00f6487f"/>
    </style:style>
    <style:style style:name="T80" style:family="text">
      <style:text-properties officeooo:rsid="00f8afcb"/>
    </style:style>
    <style:style style:name="T81" style:family="text">
      <style:text-properties officeooo:rsid="00f93805"/>
    </style:style>
    <style:style style:name="T82" style:family="text">
      <style:text-properties officeooo:rsid="00fa476a"/>
    </style:style>
    <style:style style:name="T83" style:family="text">
      <style:text-properties officeooo:rsid="0101537a"/>
    </style:style>
    <style:style style:name="T84" style:family="text">
      <style:text-properties officeooo:rsid="010178ff"/>
    </style:style>
    <style:style style:name="T85" style:family="text">
      <style:text-properties officeooo:rsid="01055577"/>
    </style:style>
    <style:style style:name="T86" style:family="text">
      <style:text-properties officeooo:rsid="010f655e"/>
    </style:style>
    <style:style style:name="T87" style:family="text">
      <style:text-properties officeooo:rsid="01150d1a"/>
    </style:style>
    <style:style style:name="T88" style:family="text">
      <style:text-properties officeooo:rsid="011dbe66"/>
    </style:style>
    <style:style style:name="T89" style:family="text">
      <style:text-properties officeooo:rsid="011fd0e8"/>
    </style:style>
    <style:style style:name="T90" style:family="text">
      <style:text-properties officeooo:rsid="01239e3b"/>
    </style:style>
    <style:style style:name="T91" style:family="text">
      <style:text-properties officeooo:rsid="01260e53"/>
    </style:style>
    <style:style style:name="T92" style:family="text">
      <style:text-properties officeooo:rsid="01261f42"/>
    </style:style>
    <style:style style:name="T93" style:family="text">
      <style:text-properties officeooo:rsid="0126aa5b"/>
    </style:style>
    <style:style style:name="T94" style:family="text">
      <style:text-properties officeooo:rsid="012895c1"/>
    </style:style>
    <style:style style:name="T95" style:family="text">
      <style:text-properties officeooo:rsid="012de248"/>
    </style:style>
    <style:style style:name="T96" style:family="text">
      <style:text-properties officeooo:rsid="01303a0f"/>
    </style:style>
    <style:style style:name="T97" style:family="text">
      <style:text-properties officeooo:rsid="0133d248"/>
    </style:style>
    <style:style style:name="T98" style:family="text">
      <style:text-properties officeooo:rsid="01367077"/>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eb9a7"/>
    </style:style>
    <style:style style:name="T105" style:family="text">
      <style:text-properties officeooo:rsid="016136fd"/>
    </style:style>
    <style:style style:name="T106" style:family="text">
      <style:text-properties officeooo:rsid="0165a12f"/>
    </style:style>
    <style:style style:name="T107" style:family="text">
      <style:text-properties officeooo:rsid="016705e6"/>
    </style:style>
    <style:style style:name="T108" style:family="text">
      <style:text-properties officeooo:rsid="016d430e"/>
    </style:style>
    <style:style style:name="T109" style:family="text">
      <style:text-properties officeooo:rsid="016eb4bd"/>
    </style:style>
    <style:style style:name="T110" style:family="text">
      <style:text-properties officeooo:rsid="016f15fa"/>
    </style:style>
    <style:style style:name="T111" style:family="text">
      <style:text-properties officeooo:rsid="0170fa26"/>
    </style:style>
    <style:style style:name="T112" style:family="text">
      <style:text-properties officeooo:rsid="0171f331"/>
    </style:style>
    <style:style style:name="T113" style:family="text">
      <style:text-properties officeooo:rsid="0175a6b3"/>
    </style:style>
    <style:style style:name="T114" style:family="text">
      <style:text-properties officeooo:rsid="017a35d7"/>
    </style:style>
    <style:style style:name="T115" style:family="text">
      <style:text-properties officeooo:rsid="0183af93"/>
    </style:style>
    <style:style style:name="T116" style:family="text">
      <style:text-properties officeooo:rsid="019694d8"/>
    </style:style>
    <style:style style:name="T117" style:family="text">
      <style:text-properties officeooo:rsid="0199de48"/>
    </style:style>
    <style:style style:name="T118" style:family="text">
      <style:text-properties officeooo:rsid="01a05802"/>
    </style:style>
    <style:style style:name="T119" style:family="text">
      <style:text-properties officeooo:rsid="01a1e1ae"/>
    </style:style>
    <style:style style:name="T120" style:family="text">
      <style:text-properties officeooo:rsid="01a7156d"/>
    </style:style>
    <style:style style:name="T121" style:family="text">
      <style:text-properties officeooo:rsid="01a945db"/>
    </style:style>
    <style:style style:name="T122" style:family="text">
      <style:text-properties officeooo:rsid="01ad5835"/>
    </style:style>
    <style:style style:name="T123" style:family="text">
      <style:text-properties officeooo:rsid="01b07aa7"/>
    </style:style>
    <style:style style:name="T124" style:family="text">
      <style:text-properties officeooo:rsid="01b65213"/>
    </style:style>
    <style:style style:name="T125" style:family="text">
      <style:text-properties officeooo:rsid="01b6d7a2"/>
    </style:style>
    <style:style style:name="T126" style:family="text">
      <style:text-properties officeooo:rsid="01bcbdfc"/>
    </style:style>
    <style:style style:name="T127" style:family="text">
      <style:text-properties officeooo:rsid="01c227b0"/>
    </style:style>
    <style:style style:name="T128" style:family="text">
      <style:text-properties officeooo:rsid="01c5e046"/>
    </style:style>
    <style:style style:name="T129" style:family="text">
      <style:text-properties officeooo:rsid="01d1f1c2"/>
    </style:style>
    <style:style style:name="T130" style:family="text">
      <style:text-properties officeooo:rsid="01d3e542"/>
    </style:style>
    <style:style style:name="T131" style:family="text">
      <style:text-properties officeooo:rsid="01d8ea80"/>
    </style:style>
    <style:style style:name="T132" style:family="text">
      <style:text-properties fo:font-weight="normal" style:font-weight-asian="normal" style:font-weight-complex="normal"/>
    </style:style>
    <style:style style:name="T133" style:family="text">
      <style:text-properties fo:font-weight="normal" officeooo:rsid="01de8cdf" style:font-weight-asian="normal" style:font-weight-complex="normal"/>
    </style:style>
    <style:style style:name="T134" style:family="text">
      <style:text-properties fo:font-weight="normal" officeooo:rsid="015971d6" style:font-weight-asian="normal" style:font-weight-complex="normal"/>
    </style:style>
    <style:style style:name="T135" style:family="text">
      <style:text-properties fo:font-weight="normal" officeooo:rsid="0268f215" style:font-weight-asian="normal" style:font-weight-complex="normal"/>
    </style:style>
    <style:style style:name="T136" style:family="text">
      <style:text-properties officeooo:rsid="01e1a35e"/>
    </style:style>
    <style:style style:name="T137" style:family="text">
      <style:text-properties officeooo:rsid="01e3a19a"/>
    </style:style>
    <style:style style:name="T138" style:family="text">
      <style:text-properties officeooo:rsid="01e6c8fa"/>
    </style:style>
    <style:style style:name="T139" style:family="text">
      <style:text-properties officeooo:rsid="01e7d038"/>
    </style:style>
    <style:style style:name="T140" style:family="text">
      <style:text-properties officeooo:rsid="01f94fae"/>
    </style:style>
    <style:style style:name="T141" style:family="text">
      <style:text-properties officeooo:rsid="01fb46c9"/>
    </style:style>
    <style:style style:name="T142" style:family="text">
      <style:text-properties officeooo:rsid="02056b83"/>
    </style:style>
    <style:style style:name="T143" style:family="text">
      <style:text-properties officeooo:rsid="02095e00"/>
    </style:style>
    <style:style style:name="T144" style:family="text">
      <style:text-properties officeooo:rsid="020b4959"/>
    </style:style>
    <style:style style:name="T145" style:family="text">
      <style:text-properties officeooo:rsid="020d11fa"/>
    </style:style>
    <style:style style:name="T146" style:family="text">
      <style:text-properties officeooo:rsid="020fe82b"/>
    </style:style>
    <style:style style:name="T147" style:family="text">
      <style:text-properties officeooo:rsid="0211235c"/>
    </style:style>
    <style:style style:name="T148" style:family="text">
      <style:text-properties officeooo:rsid="02129416"/>
    </style:style>
    <style:style style:name="T149" style:family="text">
      <style:text-properties officeooo:rsid="02145dd9"/>
    </style:style>
    <style:style style:name="T150" style:family="text">
      <style:text-properties officeooo:rsid="0218470d"/>
    </style:style>
    <style:style style:name="T151" style:family="text">
      <style:text-properties style:font-name="Arial" style:font-name-asian="Andale Sans UI" style:font-name-complex="Tahoma"/>
    </style:style>
    <style:style style:name="T152" style:family="text">
      <style:text-properties officeooo:rsid="004b2ced"/>
    </style:style>
    <style:style style:name="T153" style:family="text">
      <style:text-properties officeooo:rsid="0223cdba"/>
    </style:style>
    <style:style style:name="T154" style:family="text">
      <style:text-properties officeooo:rsid="022a59e6"/>
    </style:style>
    <style:style style:name="T155" style:family="text">
      <style:text-properties officeooo:rsid="022f15ea"/>
    </style:style>
    <style:style style:name="T156" style:family="text">
      <style:text-properties officeooo:rsid="023935df"/>
    </style:style>
    <style:style style:name="T157" style:family="text">
      <style:text-properties officeooo:rsid="023a59f8"/>
    </style:style>
    <style:style style:name="T158" style:family="text">
      <style:text-properties officeooo:rsid="023e70f3"/>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style:font-name="Arial1" officeooo:rsid="02506935" style:font-name-asian="Arial1" style:font-name-complex="Arial1"/>
    </style:style>
    <style:style style:name="T164" style:family="text">
      <style:text-properties officeooo:rsid="025368cb"/>
    </style:style>
    <style:style style:name="T165" style:family="text">
      <style:text-properties officeooo:rsid="025ac8ad"/>
    </style:style>
    <style:style style:name="T166" style:family="text">
      <style:text-properties officeooo:rsid="025d35cb"/>
    </style:style>
    <style:style style:name="T167" style:family="text">
      <style:text-properties officeooo:rsid="02675f30"/>
    </style:style>
    <style:style style:name="T168" style:family="text">
      <style:text-properties officeooo:rsid="0269c38b"/>
    </style:style>
    <style:style style:name="T169" style:family="text">
      <style:text-properties officeooo:rsid="026a6ca9"/>
    </style:style>
    <style:style style:name="T170" style:family="text">
      <style:text-properties officeooo:rsid="026be80e"/>
    </style:style>
    <style:style style:name="T171" style:family="text">
      <style:text-properties officeooo:rsid="026d6117"/>
    </style:style>
    <style:style style:name="T172" style:family="text">
      <style:text-properties officeooo:rsid="026ebe6f"/>
    </style:style>
    <style:style style:name="T173" style:family="text">
      <style:text-properties officeooo:rsid="02701706"/>
    </style:style>
    <style:style style:name="T174" style:family="text">
      <style:text-properties officeooo:rsid="0276b6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chlussprüfung Sommer 2016</text:p>
      <text:p text:style-name="P1">Fachinformatiker Anwendungsentwicklung</text:p>
      <text:p text:style-name="P1"/>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58">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4"><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3">Soll Konzept</text:span></text:p>
      <text:p text:style-name="P71"><text:tab/>2.2<text:tab/>Projektphasen und Zeitplanung</text:p>
      <text:p text:style-name="P83"><text:tab/>2.3<text:tab/>Eingesetzte Mittel</text:p>
      <text:p text:style-name="P71"><text:tab/><text:span text:style-name="T88">2.4<text:tab/>Projektkosten</text:span><text:tab/></text:p>
      <text:p text:style-name="P21">3.<text:tab/>Analysephase</text:p>
      <text:p text:style-name="P23"><text:tab/>3.1<text:tab/>Analyse des grafischen <text:span text:style-name="T141">Konzepts</text:span></text:p>
      <text:p text:style-name="P127"><text:tab/>3.2<text:tab/><text:span text:style-name="T152">Ermittlung der beteiligten Entitäten und deren Beziehungen</text:span></text:p>
      <text:p text:style-name="P21"><text:tab/><text:span text:style-name="T17">3.3<text:tab/>Analyse des Dialogs zwischen Proxy und App</text:span></text:p>
      <text:p text:style-name="P21">4.<text:tab/>Entwurfsphase</text:p>
      <text:p text:style-name="P24"><text:tab/>4.1<text:tab/>Erstellung des UML – Sequenzdiagramms</text:p>
      <text:p text:style-name="P24"><text:tab/>4.2<text:tab/>Erstellen des <text:span text:style-name="T153">UML – K</text:span>lassendiagramms</text:p>
      <text:p text:style-name="P25"><text:tab/>4.3<text:tab/>Entwurf des Datenbankmodells</text:p>
      <text:p text:style-name="P25"><text:tab/><text:span text:style-name="T159">4.4<text:tab/>Definition der Qualitätssicherungsmaßnahmen</text:span></text:p>
      <text:p text:style-name="P27"><text:tab/>4.<text:span text:style-name="T160">5</text:span><text:tab/>Definition der JSON Objekte</text:p>
      <text:p text:style-name="P27"><text:tab/>4.<text:span text:style-name="T160">6</text:span><text:tab/>Definition der Endpunkte<text:tab/></text:p>
      <text:p text:style-name="P21">5.<text:tab/>Realisierungsphase</text:p>
      <text:p text:style-name="P27"><text:tab/>5.1<text:tab/>Aufbau der Repositorystruktur <text:span text:style-name="T68">und Installation Symfony3</text:span></text:p>
      <text:p text:style-name="P21"><text:tab/><text:span text:style-name="T18">5.2<text:tab/>Implementierung der Modelle</text:span><text:tab/></text:p>
      <text:p text:style-name="P28"><text:tab/>5.3<text:tab/>Implementierung der Steuerung und Abfragen</text:p>
      <text:p text:style-name="P22"><text:span text:style-name="T69"><text:tab/>5.4<text:tab/>Implementierung der Testdaten</text:span><text:tab/></text:p>
      <text:p text:style-name="P21">6.<text:tab/>Qualitätsmanagement</text:p>
      <text:p text:style-name="P21"><text:tab/><text:span text:style-name="T117">6.1</text:span><text:tab/><text:span text:style-name="T18">Fehlerbehebung</text:span></text:p>
      <text:p text:style-name="P21"><text:tab/><text:span text:style-name="T117">6.2</text:span><text:tab/><text:span text:style-name="T18">Codereview</text:span><text:tab/><text:tab/></text:p>
      <text:p text:style-name="P26">7.<text:tab/>Einführungsphase</text:p>
      <text:p text:style-name="P26"><text:tab/><text:span text:style-name="T117">7.1</text:span><text:tab/><text:span text:style-name="T22">Ü</text:span>bergabe der Software und Inbetriebnahme</text:p>
      <text:p text:style-name="P21"><text:span text:style-name="T18">8.</text:span><text:tab/><text:span text:style-name="T16">Projektergebnisse</text:span></text:p>
      <text:p text:style-name="P21"><text:soft-page-break/><text:tab/><text:span text:style-name="T117">8.1</text:span><text:tab/><text:span text:style-name="T65">Soll- Istvergleich</text:span></text:p>
      <text:p text:style-name="P21"><text:span text:style-name="T117">8.2</text:span><text:tab/><text:span text:style-name="T65">Fazit</text:span></text:p>
      <text:p text:style-name="P47"/>
      <text:p text:style-name="P47">Abkürzungsverzeichnis</text:p>
      <text:p text:style-name="P47"/>
      <text:p text:style-name="P47">URL:<text:tab/><text:tab/>Uniform Resource Locator – <text:span text:style-name="T63">einheitlicher Ressourcenzeiger</text:span></text:p>
      <text:p text:style-name="P48">JSON:<text:tab/><text:tab/>Java Script Object Notation – <text:span text:style-name="T64">kompaktes Datenformat</text:span></text:p>
      <text:p text:style-name="P80">DQL:<text:tab/><text:tab/>Doctrine Query Language – SQL ähnliche Abfragesprache </text:p>
      <text:p text:style-name="P81">DBMS:<text:tab/><text:tab/>Database Management System - <text:span text:style-name="T107">Datenbanksystem</text:span></text:p>
      <text:p text:style-name="P88">iOS:<text:tab/><text:tab/>Betriebssystem für mobile Endgeräte</text:p>
      <text:p text:style-name="P89">IDE:<text:tab/><text:tab/>Integrated Development Environment – <text:span text:style-name="T120">integrierte Entwicklungsumgebung</text:span></text:p>
      <text:p text:style-name="P91">HTTP:<text:tab/><text:tab/>Hypertext Trans<text:span text:style-name="T125">fer</text:span> Protocol – <text:span text:style-name="T124">Kommunikationsgrundlage des World-Wide-Web</text:span></text:p>
      <text:p text:style-name="P92">MVC:<text:tab/><text:tab/>Model-View-Controller – Entwurfsmuster <text:span text:style-name="T126">der strukturierten Softwareentwicklung </text:span></text:p>
      <text:p text:style-name="P93">PHP:<text:tab/><text:tab/><text:span text:style-name="T127">PHP: Hypertext Processor – Skriptsprache</text:span></text:p>
      <text:p text:style-name="P94">UML:<text:tab/><text:tab/>Unified Modeling Language – <text:span text:style-name="T128">Vereinheitlichte Modellierungssprache</text:span></text:p>
      <text:p text:style-name="P101">ORM:<text:tab/><text:tab/>Object Relational Mapper – Ob<text:span text:style-name="T146">jektrelationale Abbildung</text:span></text:p>
      <text:p text:style-name="P102">SQL:<text:tab/><text:tab/><text:span text:style-name="T147">Structured Query Language – Datenbanksprache</text:span></text:p>
      <text:p text:style-name="P102"/>
      <text:p text:style-name="P9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3">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19">(Corporate Identity)</text:span> und richten sich <text:span text:style-name="T19">vornehmlich </text:span>an Stammkunden <text:span text:style-name="T75">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8">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7">Die Geschäft<text:span text:style-name="T103">s</text:span>leitung wird von Herrn Schmitz <text:span text:style-name="T136">unter</text:span>nommen, <text:span text:style-name="T137">der Diplom-Informatiker </text:span>Herr Thierfelder ist <text:span text:style-name="T167">f</text:span>estangestellter <text:span text:style-name="T167">Mitarbeiter </text:span>von MAM <text:span text:style-name="T137">und betreut das Praktikum des Autors</text:span>. <text:span text:style-name="T56">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6">sowie umfassenden Codereview. </text:span><text:span text:style-name="T45">D</text:span><text:span text:style-name="T46">adurch</text:span><text:span text:style-name="T56"> konnte die Qualität des Quelltextes erheblich gesteigert werden.</text:span></text:p>
      <text:p text:style-name="P18">1.4<text:tab/><text:span text:style-name="T89">Betriebliche Prozessschnittstellen</text:span></text:p>
      <text:p text:style-name="P72">Das gesamte Reservierungssystem wird von Grund auf neu entwickelt, daher existieren noch keine Schnittstellen nach <text:span text:style-name="T135">a</text:span><text:span text:style-name="T132">u</text:span><text:span text:style-name="T134">ß</text:span><text:span text:style-name="T132">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9">Fixture-K</text:span>lassen einge<text:span text:style-name="T139">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13">1.<text:span text:style-name="T12">6</text:span><text:tab/>Ist-Analyse</text:p>
      <text:p text:style-name="P29">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4">Soll Konzept</text:span></text:p>
      <text:p text:style-name="P42">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5">Da in der derzeitigen frühen Phase des Gesamtprojekts noch keine Datenverbindung zu den <text:soft-page-break/>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141">Die Serversoftware wurde mittels des Frameworks <text:span text:style-name="T20">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17">2.2<text:tab/>Projektphasen und <text:span text:style-name="T11">Zeitplanung</text:span></text:p>
      <text:p text:style-name="P84">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6">Projektphase</text:p>
          </table:table-cell>
          <table:table-cell table:style-name="Table1.B1" office:value-type="string">
            <text:p text:style-name="P116">Dauer</text:p>
          </table:table-cell>
        </table:table-row>
        <table:table-row>
          <table:table-cell table:style-name="Table1.A2" office:value-type="string">
            <text:p text:style-name="P116">I) Analysephase</text:p>
          </table:table-cell>
          <table:table-cell table:style-name="Table1.B2" office:value-type="string">
            <text:p text:style-name="P116">8h</text:p>
          </table:table-cell>
        </table:table-row>
        <table:table-row>
          <table:table-cell table:style-name="Table1.A2" office:value-type="string">
            <text:p text:style-name="P116">II) Entwurfsphase</text:p>
          </table:table-cell>
          <table:table-cell table:style-name="Table1.B2" office:value-type="string">
            <text:p text:style-name="P116">11h</text:p>
          </table:table-cell>
        </table:table-row>
        <table:table-row>
          <table:table-cell table:style-name="Table1.A2" office:value-type="string">
            <text:p text:style-name="P116">III) Realisierungsphase</text:p>
          </table:table-cell>
          <table:table-cell table:style-name="Table1.B2" office:value-type="string">
            <text:p text:style-name="P116">30h</text:p>
          </table:table-cell>
        </table:table-row>
        <table:table-row>
          <table:table-cell table:style-name="Table1.A2" office:value-type="string">
            <text:p text:style-name="P116">IV) Qualitätsmanagement</text:p>
          </table:table-cell>
          <table:table-cell table:style-name="Table1.B2" office:value-type="string">
            <text:p text:style-name="P116">9h</text:p>
          </table:table-cell>
        </table:table-row>
        <table:table-row>
          <table:table-cell table:style-name="Table1.A2" office:value-type="string">
            <text:p text:style-name="P116">V) Einführungsphase</text:p>
          </table:table-cell>
          <table:table-cell table:style-name="Table1.B2" office:value-type="string">
            <text:p text:style-name="P116">2h</text:p>
          </table:table-cell>
        </table:table-row>
        <table:table-row>
          <table:table-cell table:style-name="Table1.A2" office:value-type="string">
            <text:p text:style-name="P116">VI) Dokumentation</text:p>
          </table:table-cell>
          <table:table-cell table:style-name="Table1.B2" office:value-type="string">
            <text:p text:style-name="P116">10h</text:p>
          </table:table-cell>
        </table:table-row>
        <table:table-row>
          <table:table-cell table:style-name="Table1.A2" office:value-type="string">
            <text:p text:style-name="P117">Gesamt:</text:p>
          </table:table-cell>
          <table:table-cell table:style-name="Table1.B2" office:value-type="string">
            <text:p text:style-name="P117">70h</text:p>
          </table:table-cell>
        </table:table-row>
      </table:table>
      <text:p text:style-name="P84"/>
      <text:p text:style-name="P95">Eine detail<text:span text:style-name="T168">l</text:span>iertere Einteilung ist im Anhang zu finden.</text:p>
      <text:p text:style-name="P76">2.3<text:tab/>Eingesetzte Mittel</text:p>
      <text:p text:style-name="P85">Es wurde darauf geachtet, <text:span text:style-name="T115">schon vorhandene Mittel sowie quelloffene Softwareprodukte einzusetzen. </text:span></text:p>
      <text:p text:style-name="P86">Ein Büroarbeitsplatz mit einem handelsüblichen PC <text:span text:style-name="T118">für</text:span> Microsoft Windows 10 <text:span text:style-name="T118">als Betriebssystem </text:span>stand mit entsprechender Peripherie wie Bildschirm etc. schon zur Verfügung. <text:span text:style-name="T119">Hier wurden sämtliche Entwicklungsarbeiten und die Erstellung der Dokumentation durchgeführt. Die eingesetzten Sofwareprodukte fielen in die Kategorie der quelloffenen Software, dadurch entstanden keine zusätzlichen Kosten.</text:span></text:p>
      <text:p text:style-name="P87">Als IDE <text:span text:style-name="T121">kam Netbeans v8.1 zum Einsatz, als Revisionierungssoftware Git v2.6. PHP als Skriptsprache ist mit Version 5.6 am Teilprojekt beteiligt, MySQL mit Version 5.7, MySQL Workbench mit Version 6.3. </text:span></text:p>
      <text:p text:style-name="P90">Die Dokumentation wurde mittels LibreOf<text:span text:style-name="T122">f</text:span>ice 5, die UML Diagramme <text:span text:style-name="T122">mit Umbrello v2.18 erstellt. </text:span></text:p>
      <text:p text:style-name="P121">Kleinere Werkzeuge wie etwa PuTTY als Terminalemulator, FileZilla zum Datentransfer oder bash <text:soft-page-break/>als Shell wurden ebenfalls eingesetzt. </text:p>
      <text:p text:style-name="P142">Zum <text:span text:style-name="T169">T</text:span>esten der Webservices eignet sich das Werkzeug Postman, <text:span text:style-name="T165">einer grafischen Anwendung die den Browser Chrome im Hintergrund nutzt. </text:span></text:p>
      <text:p text:style-name="P143">Zur Validierung der JSON-Objekte kam ein webgestützter Onlinedienst <text:span text:style-name="T166">(jsonlint.com) </text:span>zum Einsatz. </text:p>
      <text:p text:style-name="P77">2.4<text:tab/><text:span text:style-name="T130">Projektkosten</text:span></text:p>
      <text:p text:style-name="P96">Tabellarische Darstellung der <text:span text:style-name="T129">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18">Mitarbeiter</text:p>
          </table:table-cell>
          <table:table-cell table:style-name="Table2.A1" office:value-type="string">
            <text:p text:style-name="P118">Zeit</text:p>
          </table:table-cell>
          <table:table-cell table:style-name="Table2.A1" office:value-type="string">
            <text:p text:style-name="P119">Stundensatz</text:p>
          </table:table-cell>
          <table:table-cell table:style-name="Table2.D1" office:value-type="string">
            <text:p text:style-name="P119">Gesamt</text:p>
          </table:table-cell>
        </table:table-row>
        <table:table-row>
          <table:table-cell table:style-name="Table2.A2" office:value-type="string">
            <text:p text:style-name="P119">Praktikant</text:p>
          </table:table-cell>
          <table:table-cell table:style-name="Table2.A2" office:value-type="string">
            <text:p text:style-name="P119">67h</text:p>
          </table:table-cell>
          <table:table-cell table:style-name="Table2.A2" office:value-type="string">
            <text:p text:style-name="P119">10.-€</text:p>
          </table:table-cell>
          <table:table-cell table:style-name="Table2.D2" office:value-type="string">
            <text:p text:style-name="P119">670.-€</text:p>
          </table:table-cell>
        </table:table-row>
        <table:table-row>
          <table:table-cell table:style-name="Table2.A2" office:value-type="string">
            <text:p text:style-name="P120">Externer Mitarbeiter</text:p>
          </table:table-cell>
          <table:table-cell table:style-name="Table2.A2" office:value-type="string">
            <text:p text:style-name="P120">3h</text:p>
          </table:table-cell>
          <table:table-cell table:style-name="Table2.A2" office:value-type="string">
            <text:p text:style-name="P120">50.-€</text:p>
          </table:table-cell>
          <table:table-cell table:style-name="Table2.D2" office:value-type="string">
            <text:p text:style-name="P120">150.-€</text:p>
          </table:table-cell>
        </table:table-row>
        <table:table-row>
          <table:table-cell table:style-name="Table2.A2" office:value-type="string">
            <text:p text:style-name="P120"/>
          </table:table-cell>
          <table:table-cell table:style-name="Table2.A2" office:value-type="string">
            <text:p text:style-name="P120"/>
          </table:table-cell>
          <table:table-cell table:style-name="Table2.A2" office:value-type="string">
            <text:p text:style-name="P120"/>
          </table:table-cell>
          <table:table-cell table:style-name="Table2.D2" office:value-type="string">
            <text:p text:style-name="P120">820.-€</text:p>
          </table:table-cell>
        </table:table-row>
      </table:table>
      <text:p text:style-name="P96"/>
      <text:p text:style-name="P97">Die <text:span text:style-name="T130">Kosten des Teilprojekts sind ausschließlich Personalkosten, welche sich auf den Autor sowie den externen Sachverständigen Herrn Blohm, welcher den Codereview vornahm, verteilen. </text:span></text:p>
      <text:p text:style-name="P30">3.<text:tab/>Analysephase</text:p>
      <text:p text:style-name="P31">In dieser Phase ging es im wesentlichen darum, das gegeben<text:span text:style-name="T21">e grafische Konzept genau unter die Lupe zu nehmen. </text:span></text:p>
      <text:p text:style-name="Standard">3.1<text:tab/>Analyse des grafischen <text:span text:style-name="T140">Konzepts </text:span></text:p>
      <text:p text:style-name="P33">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49">Es wurde zuerst eine <text:span text:style-name="T108">K</text:span>ategorisierung der Daten nach Änderungshäufigkeit <text:span text:style-name="T90">vorgenommen</text:span>. Hierbei wurde festgestellt, daß es Daten gibt welche sich nur sehr selten Ändern und somit als statisch angenommen werden. </text:p>
      <text:p text:style-name="P49">Diese Daten sind unter <text:span text:style-name="T170">a</text:span>nderem die angebotenen Produkte, also Zimmerkategorie<text:span text:style-name="T91">n</text:span> sowie <text:span text:style-name="T92">die </text:span>Anzahl der jeweiligen Zimmer. Zu den optionalen Produkten zählen die Verpflegungen wie etwa Vollpension <text:span text:style-name="T93">und</text:span> Halbpension sowie die in einem eigenen <text:span text:style-name="T94">Unterm</text:span>enüpunkt aufgeführten Specials wie zum Beispiel Sektfrühstück oder eine Raftingtour. Diese Daten können beim Start der Apps vom Server abgefragt und auf den Apps gepuffert werden.</text:p>
      <text:p text:style-name="P49">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99"><text:soft-page-break/>Nun verfügen die Apps über alle Daten die zum <text:span text:style-name="T172">Be</text:span>füllen des Warenkorbs durch den Nutzer erforderlich sind. <text:s/></text:p>
      <text:p text:style-name="P98">Nachdem der Nutzer seinen Warenkorb zusammengestellt hat, wird <text:span text:style-name="T173">d</text:span>ieser zum Proxy gesendet <text:span text:style-name="T131">und der Gesamtpreis berechnet. Dieser wird anschließend zu den Apps übertragen, woraufhin der Nutzer seinen Reservierungswunsch bestätigen und abschließen kann. </text:span></text:p>
      <text:p text:style-name="P32">3.2<text:tab/>Ermittlung der beteiligten Entitäten <text:span text:style-name="T54">und deren Beziehungen</text:span></text:p>
      <text:p text:style-name="P34">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0">Produkte gliedern sich auf in Zimmerkategorie (RoomType) und Zusatzprodukt (AdditionalProduct). Beides sind Spezialisierungen der <text:span text:style-name="T95">abstrakten </text:span>Oberklasse Product und gehen daher eine Vererbungsbeziehung ein. Hier fiel die Entscheidung auf die Verwendung des Begriffs der Zimmerkategorie und nicht des Zimmers selbst, da der Kunde nicht ein <text:span text:style-name="T109">b</text:span>estimmtes Zimmer reservieren möchte, sondern eines aus einer gegebenen Kategorie auswählt. </text:p>
      <text:p text:style-name="P35">Zusatzprodukte werden nochmals <text:span text:style-name="T52">k</text:span>ategorisiert in Boarding (Verpflegung) sowie Specials. Dies war wichtig, da die Apps diese Informationen zur Darstellung auch de<text:span text:style-name="T53">r</text:span> Untermenüs benötigen. </text:p>
      <text:p text:style-name="P36">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8">Es <text:span text:style-name="T111">wurde</text:span> au<text:span text:style-name="T110">ß</text:span>erdem die Klasse Hotel mit den relevanten Hoteldaten wie z. B. E-Mail-Adresse <text:span text:style-name="T111">eingeführt</text:span>. </text:p>
      <text:p text:style-name="P39">Da der Nutzer während des Reservierungsvorgangs einen Warenkorb <text:span text:style-name="T112">be</text:span>füllt, wurde die Klasse Cart ermittelt. Ein Produkt, welches in den Warenkorb gelegt wird, wird zu einem Item. Im Warenkorb können mehrere <text:span text:style-name="T96">Items</text:span> liegen, es besteht eine 1-zu-n Beziehung zwischen den Entitäten. In den Warenkorb gelegte Zusatzprodukte werden jeweils einem Hauptprodukt zugeordnet. </text:p>
      <text:p text:style-name="P40">3.3<text:tab/>Analyse des Dialogs zwischen Apps und Proxy</text:p>
      <text:p text:style-name="P40">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Proxy, der in einem definierten Format antwortet. </text:span></text:p>
      <text:p text:style-name="P41">Im ersten Schritt stellen die Apps dem Proxy die Frage nach den statischen (initialen) Daten. Es werden von Proxy <text:span text:style-name="T57">Produktdaten zurückgeliefert, welche unter Anderem die Produktkategorie, </text:span><text:soft-page-break/><text:span text:style-name="T57">Produktbezeichnung, Anzeigetexte und Kapazitäten (wie viele Zimmer sind pro Kategorie vorhanden) beinhalten.</text:span></text:p>
      <text:p text:style-name="P43">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44">Im Folgeschritt stellt der Nutzer auf den Apps seinen individuellen Warenkorb zusammen. Dieser Warenkorb wird nun zum Proxy gesendet, welcher den Gesamtpreis ermittelt und das Ergebnis an die Apps über<text:span text:style-name="T66">trägt</text:span>. Dieser Schritt ist nötig, da eine Trennung von Darstellung und Geschäftslogik als Voraussetzung vereinbart wurde. </text:p>
      <text:p text:style-name="P44">Der Nutzer bestätigt da<text:span text:style-name="T67">raufhin</text:span> den Gesamtpreis und übermittelt den Warenkorb nochmals an den Proxy, ergänzt um persönliche Daten des Nutzers.</text:p>
      <text:p text:style-name="P44">Hiermit ist die Reservierung abgeschlossen, der Dialog zwischen Apps und Proxy beendet.</text:p>
      <text:p text:style-name="P30">4.<text:tab/>Entwurfsphase</text:p>
      <text:p text:style-name="P45">In dieser Phase ging es um die Erstellung von Diagrammen, die als Kommunikationsgrundlage dienen sowie um die Definition der JSON Objektstruktur.</text:p>
      <text:p text:style-name="P129">4.1<text:tab/>Erstell<text:span text:style-name="T155">ung</text:span> des UML – Sequenzdiagramms</text:p>
      <text:p text:style-name="P131">Um den Ablauf des Dialogs zwischen Apps und Proxy übersichtlich darzustellen, wurde mittels Umbrello ein Sequenzdiagramm erstellt.</text:p>
      <text:p text:style-name="P130">4.2<text:tab/>Erstellen des <text:span text:style-name="T153">UML – K</text:span>lassendiagramms</text:p>
      <text:p text:style-name="P132">Anschließend wurde <text:span text:style-name="T154">das Klassendiagramm des Proxy erstellt. Hierbei wurde auf die Darstellung der Getter- und Settermethoden aus Gründen der Übersichtlichkeit verzichtet. </text:span></text:p>
      <text:p text:style-name="P134">4.3<text:tab/>Entwurf des Datenbankmodells</text:p>
      <text:p text:style-name="P137">Da die Anwendung mittels <text:span text:style-name="T148">ORM</text:span> (Doctrine) auf die Datenbank zugreift, war eine manuelle Erstellung der Datenbank nicht nötig. Die Struktur der Datenbank w<text:span text:style-name="T142">urde</text:span> mittels Annotationen im Quelltext der Modelle beschrieben und automatisch von Doctrine <text:span text:style-name="T149">per Kommandozeilenschnittstelle </text:span>erzeugt. Die Datenbank dient somit der <text:span text:style-name="T113">S</text:span>peicherung von Objekten. </text:p>
      <text:p text:style-name="P135"><text:span text:style-name="T159">4.4<text:tab/>Definition der Qualitätssicherungsmaßnahmen</text:span></text:p>
      <text:p text:style-name="P140">Um die definierten JSON-Objekte auf Korrektheit zu prüfe<text:span text:style-name="T164">n wurde festgelegt einen Online-Validator einzusetzen. </text:span></text:p>
      <text:p text:style-name="P46">4.<text:span text:style-name="T161">5</text:span><text:tab/>Definition der JSON Objektstruktur</text:p>
      <text:p text:style-name="P139">Foldende JSON-Objekte wurden definiert:</text:p>
      <table:table table:name="Table4" table:style-name="Table4">
        <table:table-column table:style-name="Table4.A"/>
        <table:table-column table:style-name="Table4.B"/>
        <table:table-column table:style-name="Table4.C"/>
        <table:table-row>
          <table:table-cell table:style-name="Table4.A1" office:value-type="string">
            <text:p text:style-name="P148">Dialogschritt</text:p>
          </table:table-cell>
          <table:table-cell table:style-name="Table4.A1" office:value-type="string">
            <text:p text:style-name="P148">Richtung</text:p>
          </table:table-cell>
          <table:table-cell table:style-name="Table4.C1" office:value-type="string">
            <text:p text:style-name="P148">Inhalt</text:p>
          </table:table-cell>
        </table:table-row>
        <table:table-row>
          <table:table-cell table:style-name="Table4.A2" office:value-type="string">
            <text:p text:style-name="P148">1</text:p>
          </table:table-cell>
          <table:table-cell table:style-name="Table4.A2" office:value-type="string">
            <text:p text:style-name="P149"><text:span text:style-name="T163">A</text:span><text:span text:style-name="T162">pps ← Server</text:span></text:p>
          </table:table-cell>
          <table:table-cell table:style-name="Table4.C2" office:value-type="string">
            <text:p text:style-name="P149">Statische Produktdaten</text:p>
          </table:table-cell>
        </table:table-row>
        <table:table-row>
          <table:table-cell table:style-name="Table4.A2" office:value-type="string">
            <text:p text:style-name="P149">2</text:p>
          </table:table-cell>
          <table:table-cell table:style-name="Table4.A2" office:value-type="string">
            <text:p text:style-name="P149"><text:span text:style-name="T162">Apps ← Server</text:span></text:p>
          </table:table-cell>
          <table:table-cell table:style-name="Table4.C2" office:value-type="string">
            <text:p text:style-name="P149">Preise und Verfügbarkeiten der Produkte</text:p>
          </table:table-cell>
        </table:table-row>
        <table:table-row>
          <table:table-cell table:style-name="Table4.A2" office:value-type="string">
            <text:p text:style-name="P150">3</text:p>
          </table:table-cell>
          <table:table-cell table:style-name="Table4.A2" office:value-type="string">
            <text:p text:style-name="P150">Apps <text:span text:style-name="T162">→</text:span><text:span text:style-name="T151"> Server</text:span></text:p>
          </table:table-cell>
          <table:table-cell table:style-name="Table4.C2" office:value-type="string">
            <text:p text:style-name="P150">Warenkorb</text:p>
          </table:table-cell>
        </table:table-row>
        <text:soft-page-break/>
        <table:table-row>
          <table:table-cell table:style-name="Table4.A2" office:value-type="string">
            <text:p text:style-name="P150">3</text:p>
          </table:table-cell>
          <table:table-cell table:style-name="Table4.A2" office:value-type="string">
            <text:p text:style-name="P150">Apps <text:span text:style-name="T162">← Server</text:span></text:p>
          </table:table-cell>
          <table:table-cell table:style-name="Table4.C2" office:value-type="string">
            <text:p text:style-name="P150">Gesamtpreis</text:p>
          </table:table-cell>
        </table:table-row>
        <table:table-row>
          <table:table-cell table:style-name="Table4.A2" office:value-type="string">
            <text:p text:style-name="P150">4</text:p>
          </table:table-cell>
          <table:table-cell table:style-name="Table4.A2" office:value-type="string">
            <text:p text:style-name="P150">Apps <text:span text:style-name="T162">→</text:span><text:span text:style-name="T151"> Server</text:span></text:p>
          </table:table-cell>
          <table:table-cell table:style-name="Table4.C2" office:value-type="string">
            <text:p text:style-name="P150">Warenkorb + Nutzerdaten</text:p>
          </table:table-cell>
        </table:table-row>
      </table:table>
      <text:p text:style-name="P139"/>
      <text:p text:style-name="P46">Hierbei war es wichtig die Datenstruktur möglichst einfach zu halten und sich an valides JSON zu halten.</text:p>
      <text:p text:style-name="P46">4.<text:span text:style-name="T161">6</text:span><text:tab/>Definition der Endpunkte</text:p>
      <text:p text:style-name="P46">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6">Dialogschritt</text:p>
          </table:table-cell>
          <table:table-cell table:style-name="Table3.A1" office:value-type="string">
            <text:p text:style-name="P146">Http-Methode</text:p>
          </table:table-cell>
          <table:table-cell table:style-name="Table3.A1" office:value-type="string">
            <text:p text:style-name="P146">URL</text:p>
          </table:table-cell>
          <table:table-cell table:style-name="Table3.A1" office:value-type="string">
            <text:p text:style-name="P146">Eingabedaten</text:p>
          </table:table-cell>
          <table:table-cell table:style-name="Table3.E1" office:value-type="string">
            <text:p text:style-name="P146">Ausgabedaten</text:p>
          </table:table-cell>
        </table:table-row>
        <table:table-row>
          <table:table-cell table:style-name="Table3.A2" office:value-type="string">
            <text:p text:style-name="P146">1</text:p>
          </table:table-cell>
          <table:table-cell table:style-name="Table3.A2" office:value-type="string">
            <text:p text:style-name="P146">GET</text:p>
          </table:table-cell>
          <table:table-cell table:style-name="Table3.A2" office:value-type="string">
            <text:p text:style-name="P147">/api/v1/initialdata</text:p>
          </table:table-cell>
          <table:table-cell table:style-name="Table3.A2" office:value-type="string">
            <text:p text:style-name="P145">-</text:p>
          </table:table-cell>
          <table:table-cell table:style-name="Table3.E2" office:value-type="string">
            <text:p text:style-name="P147">Statische Produktdaten</text:p>
          </table:table-cell>
        </table:table-row>
        <table:table-row>
          <table:table-cell table:style-name="Table3.A2" office:value-type="string">
            <text:p text:style-name="P146">2</text:p>
          </table:table-cell>
          <table:table-cell table:style-name="Table3.A2" office:value-type="string">
            <text:p text:style-name="P146">GET</text:p>
          </table:table-cell>
          <table:table-cell table:style-name="Table3.A2" office:value-type="string">
            <text:p text:style-name="P147">/api/v1/pricesandavailabilities</text:p>
          </table:table-cell>
          <table:table-cell table:style-name="Table3.A2" office:value-type="string">
            <text:p text:style-name="P147">An- und Abreisedatum <text:span text:style-name="T157">(werden im Kopf übertragen)</text:span></text:p>
          </table:table-cell>
          <table:table-cell table:style-name="Table3.E2" office:value-type="string">
            <text:p text:style-name="P147">Dynamische Produktdaten <text:span text:style-name="T156">(Preise und Verfügbarkeiten)</text:span></text:p>
          </table:table-cell>
        </table:table-row>
        <table:table-row>
          <table:table-cell table:style-name="Table3.A2" office:value-type="string">
            <text:p text:style-name="P146">3</text:p>
          </table:table-cell>
          <table:table-cell table:style-name="Table3.A2" office:value-type="string">
            <text:p text:style-name="P146">POST</text:p>
          </table:table-cell>
          <table:table-cell table:style-name="Table3.A2" office:value-type="string">
            <text:p text:style-name="P147">/api/v1/totalprice</text:p>
          </table:table-cell>
          <table:table-cell table:style-name="Table3.A2" office:value-type="string">
            <text:p text:style-name="P147">Warenkorb</text:p>
          </table:table-cell>
          <table:table-cell table:style-name="Table3.E2" office:value-type="string">
            <text:p text:style-name="P147">Gesamtpreis</text:p>
          </table:table-cell>
        </table:table-row>
        <table:table-row>
          <table:table-cell table:style-name="Table3.A2" office:value-type="string">
            <text:p text:style-name="P146">4</text:p>
          </table:table-cell>
          <table:table-cell table:style-name="Table3.A2" office:value-type="string">
            <text:p text:style-name="P146">POST</text:p>
          </table:table-cell>
          <table:table-cell table:style-name="Table3.A2" office:value-type="string">
            <text:p text:style-name="P147">/api/v1/order</text:p>
          </table:table-cell>
          <table:table-cell table:style-name="Table3.A2" office:value-type="string">
            <text:p text:style-name="P147">Warenkorb mit Nutzerdaten</text:p>
          </table:table-cell>
          <table:table-cell table:style-name="Table3.E2" office:value-type="string">
            <text:p text:style-name="P147">O.K.</text:p>
          </table:table-cell>
        </table:table-row>
      </table:table>
      <text:p text:style-name="P100"/>
      <text:p text:style-name="P51">5<text:tab/>Realisierungsphase</text:p>
      <text:p text:style-name="P52">5.1<text:tab/><text:span text:style-name="T18">Aufbau der Repositorystruktur und Installation Symfony3</text:span></text:p>
      <text:p text:style-name="P53">Herr Thierfelder richtete einen Webordner auf einem extern betriebenen Server für das Projekt ein, welcher global via Internet zugänglich ist. Hier<text:span text:style-name="T73">zu</text:span> wurde <text:span text:style-name="T143">dort </text:span>ein leeres Git-Repository <text:span text:style-name="T144">via Terminal </text:span>angelegt und anschlie<text:span text:style-name="T174">ß</text:span>end per clone-Operation auf den lokalen <text:span text:style-name="T70">Entwicklungsr</text:span>echner des Autors kopiert. <text:span text:style-name="T71">Alle nun folgenden Schritte bezüglich des Erstellens der Anwendung wurden lokal durchgeführt. Der Entwicklungsprozess wurde regelmäßig in das lokale Repository übertragen und anschließend per push-Operation auf den externen Server übertragen. </text:span></text:p>
      <text:p text:style-name="P54">Die Installation von Symfony3 erfolgte durch <text:span text:style-name="T72">herunterladen des Pakets und anschließendem erzeugen eines neuen Symfony3-Projekts mittels new-Anweisung im Terminal. Da Symfony einen eigenen kleinen Entwicklungsserver mitbringt ist hier keine zusätzliche Webserver-Software nötig. </text:span></text:p>
      <text:p text:style-name="P57">Sowohl der externe Server als auch der lokale Entwicklungsrechner verfügten bereits über MySQL Installationen, <text:span text:style-name="T145">welche von Symfony3 als DBMS benötigt werden</text:span>. Die Konfiguration von Symfony<text:span text:style-name="T114">3</text:span> wurde auf die jeweilige MySQL Instanz vorgenommen. </text:p>
      <text:p text:style-name="P55"><text:soft-page-break/>5.2<text:tab/>Implementierung der Modelle</text:p>
      <text:p text:style-name="P64">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6">Hierbei wurden die <text:span text:style-name="T74">Attribute</text:span> der Modelle <text:span text:style-name="T74">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59"><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60"><text:span text:style-name="T31">5.</text:span><text:span text:style-name="T25">3<text:tab/>Implementierung der Steuerung </text:span><text:span text:style-name="T48">und Abfragen</text:span></text:p>
      <text:p text:style-name="P61"><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62"><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63"><text:span text:style-name="T35">D</text:span><text:span text:style-name="T25">er zweite Controller </text:span><text:span text:style-name="T36">erhält von den Apps An- und Abreisedatum im Header der Nachricht. <text:s/></text:span></text:p>
      <text:p text:style-name="P65"><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03">Im dritten Controller wird der von den Apps <text:span text:style-name="T76">gelieferte </text:span>Warenkorb <text:span text:style-name="T77">als JSON-Objekt angenommen </text:span>und gibt den Gesamtpreis zurück.</text:p>
      <text:p text:style-name="P105">Der vierte und letzte Controller <text:span text:style-name="T78">erhält ebenfalls den Warenkorb im Rumpf der Nachricht, ergänzt um persönliche Informationen des Nutzers, und versendet einerseits eine E-Mail mit den Reservierungsdaten an das Hotel und gibt andererseits einen Status an die Apps zurück.</text:span></text:p>
      <text:p text:style-name="P112">Alle Controller geben zusätzlich entsprechende HTTP Statusmeldungen an die Apps zurück.</text:p>
      <text:p text:style-name="P104">5.4<text:tab/>Implementierung der Testdaten</text:p>
      <text:p text:style-name="P106">Die Datenbank wurde mit Testdaten gefüllt die den Abbildungen des gra<text:span text:style-name="T80">f</text:span>ischen Konzepts entsprechen. In die Preistabelle wurden probehalber Änderungen eingefügt um die <text:soft-page-break/>Zeitabhängigkeit der Daten darstellen und die <text:span text:style-name="T81">K</text:span>orrektheit der Algorithmen darstellen <text:span text:style-name="T82">und testen </text:span>zu können. Das Symfony<text:span text:style-name="T84">3</text:span> Framework bietet hierfür die <text:span text:style-name="T79">sogenannten </text:span>DataFixtures an, über welche die Daten via Kommandozeilenschnittstelle <text:span text:style-name="T150">aus vorher erstellten Klassen </text:span>geladen werden können. </text:p>
      <text:p text:style-name="P107">Die Daten entsprechen in etwa einem kleinen Hotel mit unterschiedlichen Zimmerkategorien, verschiedenen Verpflegungsarten und einigen Zusatzangeboten. </text:p>
      <text:p text:style-name="P113">6.<text:tab/>Qualitätsmanagement</text:p>
      <text:p text:style-name="P114">Getestet wurden die Schnittstellen mit dem Programm Postman. </text:p>
      <text:p text:style-name="P108">6.1<text:tab/>Fehlerbehebung</text:p>
      <text:p text:style-name="P109">Das Teilprojekt wurde mittels der IDE Netbeans 8.1 erstellt. Da die IDE Rechtschreibfehler zeitnah meldet, ist eine syntaktisch fehlerfreie Erstellung des Quelltextes möglich gewesen. </text:p>
      <text:p text:style-name="P110">Symfony<text:span text:style-name="T83">3</text:span> bietet ebenfalls einen eingebauten Debugger, der Fehler und Unstimmigkeiten während der Ausführung meldet. Somit konnten Fehlerbehebungen währen<text:span text:style-name="T106">d</text:span> des Erstellens der Anwendung durchgeführt werden. </text:p>
      <text:p text:style-name="P111">6.2<text:tab/>Code<text:span text:style-name="T85">r</text:span>eview</text:p>
      <text:p text:style-name="P67">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6">ü</text:span>bersichtlicher.</text:p>
      <text:p text:style-name="P66">7.<text:tab/>Einführungsphase</text:p>
      <text:p text:style-name="P82">7.1<text:tab/><text:span text:style-name="T22">Übergabe der Software und Inbetriebnahme</text:span></text:p>
      <text:p text:style-name="P73">Der Code wurde laufend auf den Produkt<text:span text:style-name="T116">iv</text:span>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4">Mittels eines Terminalemulators erfolgt<text:span text:style-name="T104">e</text:span> anschlie<text:span text:style-name="T104">ß</text:span>end ein<text:span text:style-name="T105">e Verbindung mit dem Server, ein kleines selbstgeschriebenes Skript wurde daraufhin ausgeführt und richtete die Datenbank mit den Testdaten ein. </text:span></text:p>
      <text:p text:style-name="P75">Herr Korth, welcher die App für das <text:span text:style-name="T98">B</text:span>etriebssystem iOS entwickelt, wurde informiert und k<text:span text:style-name="T97">ann </text:span>nun die Schnittstellen nutzen.</text:p>
      <text:p text:style-name="P68">8.<text:tab/>Projektergebnisse</text:p>
      <text:p text:style-name="P78">Am Ende des Teilprojekt<text:span text:style-name="T101">s ist ein dauerhafter und zuverlässiger Serverbetrieb eingerichtet worden.</text:span></text:p>
      <text:p text:style-name="P69">8.1<text:tab/><text:span text:style-name="T87">Soll- Istvergleich</text:span></text:p>
      <text:p text:style-name="P79">Die oben genannten Ziele des Teilprojekts sind erreicht worden. Es wurde eine Analyse des Dialogs zwischen Apps und Proxy auf Grundlage des grafischen Konzepts vorgenommen, die <text:soft-page-break/>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70">8.2<text:tab/>Fazit</text:p>
      <text:p text:style-name="P70"/>
      <text:p text:style-name="P70"/>
      <text:p text:style-name="P70"/>
      <text:p text:style-name="P70"/>
      <text:p text:style-name="P70"/>
      <text:p text:style-name="P70"/>
      <text:p text:style-name="P70"/>
      <text:p text:style-name="P70"/>
      <text:p text:style-name="P123">Anhang</text:p>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30S</meta:editing-duration>
    <meta:editing-cycles>534</meta:editing-cycles>
    <meta:generator>LibreOffice/5.1.2.2$Windows_X86_64 LibreOffice_project/d3bf12ecb743fc0d20e0be0c58ca359301eb705f</meta:generator>
    <dc:date>2016-05-26T17:41:51.571000000</dc:date>
    <meta:print-date>2016-05-26T13:38:07.353000000</meta:print-date>
    <meta:document-statistic meta:table-count="4" meta:image-count="1" meta:object-count="0" meta:page-count="13" meta:paragraph-count="250" meta:word-count="3159" meta:character-count="24366" meta:non-whitespace-character-count="21344"/>
    <meta:user-defined meta:name="Info 1"/>
    <meta:user-defined meta:name="Info 2"/>
    <meta:user-defined meta:name="Info 3"/>
    <meta:user-defined meta:name="Info 4"/>
  </office:meta>
</office:document-meta>
</file>